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8e9fc" officeooo:paragraph-rsid="0008e9fc"/>
    </style:style>
    <style:style style:name="P2" style:family="paragraph" style:parent-style-name="Standard">
      <style:text-properties officeooo:rsid="0008e9fc"/>
    </style:style>
    <style:style style:name="P3" style:family="paragraph" style:parent-style-name="Standard">
      <style:text-properties officeooo:rsid="0008e9fc" officeooo:paragraph-rsid="0008e9fc"/>
    </style:style>
    <style:style style:name="P4" style:family="paragraph" style:parent-style-name="Standard">
      <style:text-properties officeooo:rsid="0009746d" officeooo:paragraph-rsid="0009746d"/>
    </style:style>
    <style:style style:name="T1" style:family="text">
      <style:text-properties officeooo:rsid="000a25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2"/>
      <text:p text:style-name="P3"/>
      <text:p text:style-name="P1"><text:span text:style-name="Strong_20_Emphasis">Nugget</text:span> wurde einsam und verlassen von Touristen am Strand gefunden. Es gab keine Mutter, keine Geschwister und leider auch <text:span text:style-name="T1">keine Locals,</text:span> <text:span text:style-name="T1">die für ihn sorgen konnten. </text:span>Der kleine Welpe war schätzungsweise nur vier Wochen alt, zu schwach und zu klein, um sich selbst zu versorgen. Die ausgewachsenen Straßenhunde griffen ihn an, was seine Überlebenschancen stark gefährdete.</text:p>
      <text:p text:style-name="Text_20_body">Eine hilfsbereite Touristin nahm Nugget mit zu sich in die WG, da sie ihn nicht einfach der Natur überlassen konnte. Leider war sie gesundheitlich nicht in der Lage, sich dauerhaft um den kleinen Welpen zu kümmern, weshalb sie sich an uns wandte.</text:p>
      <text:p text:style-name="Text_20_body">Nugget wurde <text:span text:style-name="T1">von Mieke, die sich zu der Zeit auf Lombok befand abgeholt und zu Dani</text:span> ins Shelter gebracht, wo er liebevoll versorgt, gefüttert und großgezogen wurde. Er hat sich prächtig entwickelt und ist mittlerweile ein wunderschöner Junghund mit einem äußerst freundlichen und entspannten Wesen. Auch im Rudel hat er sich gut integriert.</text:p>
      <text:p text:style-name="Text_20_body">Ursprünglich war geplant, Nugget privat zu adoptieren und nach Deutschland zu bringen. Doch leider kam es bei ihm <text:span text:style-name="T1">plötzlich </text:span>zu neurologischen Ausfällen, deren Ursache bislang unbekannt ist. Zudem leidet er an einem Calcium-Mangel und Blutarmut, weshalb er sich aktuell in ärztlicher Behandlung befindet. <text:span text:style-name="T1">Wir hoffen, dass es ihm bald wieder gut geht und er zu seiner neuen Familie nach Deutschland ausreisen darf.</text:span></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30T07:11:49.182000000</meta:creation-date>
    <dc:date>2025-03-30T10:31:11.063000000</dc:date>
    <meta:editing-duration>PT3H19M47S</meta:editing-duration>
    <meta:editing-cycles>4</meta:editing-cycles>
    <meta:generator>LibreOffice/7.4.2.3$Windows_X86_64 LibreOffice_project/382eef1f22670f7f4118c8c2dd222ec7ad009daf</meta:generator>
    <meta:document-statistic meta:table-count="0" meta:image-count="0" meta:object-count="0" meta:page-count="1" meta:paragraph-count="4" meta:word-count="213" meta:character-count="1368" meta:non-whitespace-character-count="1159"/>
  </office:meta>
</office:document-meta>
</file>